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510c9" officeooo:paragraph-rsid="00118c5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510c9" officeooo:paragraph-rsid="00118c5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8c56" officeooo:paragraph-rsid="00118c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2ecc5" officeooo:paragraph-rsid="00118c56" style:font-size-asian="17.5pt" style:font-weight-asian="bold" style:font-size-complex="20pt" style:font-weight-complex="bold"/>
    </style:style>
    <style:style style:name="P5" style:family="paragraph" style:parent-style-name="Preformatted_20_Text">
      <style:text-properties officeooo:rsid="00118c56" officeooo:paragraph-rsid="00118c56"/>
    </style:style>
    <style:style style:name="T1" style:family="text">
      <style:text-properties officeooo:rsid="001510c9"/>
    </style:style>
    <style:style style:name="T2" style:family="text">
      <style:text-properties officeooo:rsid="00118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8</text:span></text:p>
      <text:p text:style-name="P2"/>
      <text:p text:style-name="P1"/>
      <text:p text:style-name="P1"/>
      <text:p text:style-name="P3">1.Write a shell script to print the first n Fibonacci numbers using command line arguments.</text:p>
      <text:p text:style-name="P3">2. Write a shell script to find the gcd of two given numbers. The number is required to be provided</text:p>
      <text:p text:style-name="P3">as command line arguments.</text:p>
      <text:p text:style-name="P3">Note: create a gcd() function to evaluate the result.</text:p>
      <text:p text:style-name="P3">3. Write a shell script to reverse the rows and columns of a matrix.</text:p>
      <text:p text:style-name="P3">4. Write a shell script to generate a multiplication table. The program should accept an integer n</text:p>
      <text:p text:style-name="P3">given by the user and should print the multiplication table of that n. Create a function multiply() for</text:p>
      <text:p text:style-name="P3">this program.</text:p>
      <text:p text:style-name="P3">5. Write a shell script that copies multiple files into a directory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09:35:43.440577113</dc:date>
    <meta:document-statistic meta:table-count="0" meta:image-count="0" meta:object-count="0" meta:page-count="1" meta:paragraph-count="10" meta:word-count="113" meta:character-count="639" meta:non-whitespace-character-count="528"/>
    <meta:generator>LibreOffice/4.2.8.2$Linux_X86_64 LibreOffice_project/420m0$Build-2</meta:generator>
  </office:meta>
</office:document-meta>
</file>